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11.24cm"/>
    </style:style>
    <style:style style:name="co4" style:family="table-column">
      <style:table-column-properties fo:break-before="auto" style:column-width="13.915cm"/>
    </style:style>
    <style:style style:name="co5" style:family="table-column">
      <style:table-column-properties fo:break-before="auto" style:column-width="9.8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196cm" fo:break-before="auto" style:use-optimal-row-height="false"/>
    </style:style>
    <style:style style:name="ro6" style:family="table-row">
      <style:table-row-properties style:row-height="1.339cm" fo:break-before="auto" style:use-optimal-row-height="false"/>
    </style:style>
    <style:style style:name="ro7" style:family="table-row">
      <style:table-row-properties style:row-height="1.961cm" fo:break-before="auto" style:use-optimal-row-height="false"/>
    </style:style>
    <style:style style:name="ro8" style:family="table-row">
      <style:table-row-properties style:row-height="2.011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style:font-name="Liberation Sans" fo:font-size="12pt" style:font-name-asian="文泉驿正黑" style:font-size-asian="12pt" style:font-name-complex="Lohit Hindi" style:font-size-complex="12pt"/>
    </style:style>
    <style:style style:name="ce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color="#ff0000" fo:font-size="12pt" style:font-size-asian="12pt" style:font-size-complex="12pt"/>
    </style:style>
    <style:style style:name="T1" style:family="text">
      <style:text-properties style:font-name-asian="文泉驿正黑" style:font-name-complex="Lohit Hindi"/>
    </style:style>
  </office:automatic-styles>
  <office:body>
    <office:spreadsheet>
      <table:table table:name="工作表1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1"/>
        <table:table-row table:style-name="ro3">
          <table:table-cell office:value-type="string">
            <text:p>开关所在文件</text:p>
          </table:table-cell>
          <table:table-cell office:value-type="string">
            <text:p>开关名称</text:p>
          </table:table-cell>
          <table:table-cell office:value-type="string">
            <text:p>代码路径</text:p>
          </table:table-cell>
          <table:table-cell office:value-type="string">
            <text:p>作用</text:p>
          </table:table-cell>
          <table:table-cell office:value-type="string">
            <text:p>备注</text:p>
          </table:table-cell>
          <table:table-cell table:number-columns-repeated="1019"/>
        </table:table-row>
        <table:table-row table:style-name="ro4">
          <table:table-cell office:value-type="string">
            <text:p>分支上的device/haocheng目录下的projectconfig.mk文件</text:p>
          </table:table-cell>
          <table:table-cell office:value-type="string">
            <text:p>CUSTOM_BUILD_VERNO</text:p>
          </table:table-cell>
          <table:table-cell office:value-type="string">
            <text:p>/vendor/haocheng/proprietary/packages/FactoryMode/src/com/mediatek/factorymode/versioninfo</text:p>
          </table:table-cell>
          <table:table-cell office:value-type="string">
            <text:p>关于手机定义版本号</text:p>
          </table:table-cell>
          <table:table-cell office:value-type="string">
            <text:p>ro.custom.version.release</text:p>
          </table:table-cell>
          <table:table-cell table:number-columns-repeated="1019"/>
        </table:table-row>
        <table:table-row table:style-name="ro3">
          <table:table-cell office:value-type="string">
            <text:p>同上</text:p>
          </table:table-cell>
          <table:table-cell office:value-type="string">
            <text:p>HCT_LOCALIZATION_OVERLAY</text:p>
          </table:table-cell>
          <table:table-cell office:value-type="string">
            <text:p>vendor/haocheng/proprietary/overlays/localization/zh-rCN</text:p>
          </table:table-cell>
          <table:table-cell office:value-type="string">
            <text:p>默认设置的一些配置</text:p>
          </table:table-cell>
          <table:table-cell table:number-columns-repeated="1020"/>
        </table:table-row>
        <table:table-row table:style-name="ro3">
          <table:table-cell office:value-type="string">
            <text:p>同上</text:p>
          </table:table-cell>
          <table:table-cell office:value-type="string">
            <text:p>HCT_PRODUCT_TIMEZONE</text:p>
          </table:table-cell>
          <table:table-cell office:value-type="string">
            <text:p>/frameworks/base/core/java/com/android/internal/os/Runtimeinit.java文件</text:p>
          </table:table-cell>
          <table:table-cell office:value-type="string">
            <text:p>手机默认的时区</text:p>
          </table:table-cell>
          <table:table-cell office:value-type="string">
            <text:p>persist.sys.timezon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HCT_STYLE_OVERLAY</text:p>
          </table:table-cell>
          <table:table-cell office:value-type="string">
            <text:p>vendor/haocheng/proprietary/overlays/styles/</text:p>
          </table:table-cell>
          <table:table-cell office:value-type="string">
            <text:p>资源加载根据不同的资源加载编译（不如不同分辨率的手机加载不同分辨率的图片）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RINGTONE</text:p>
          </table:table-cell>
          <table:table-cell office:value-type="string">
            <text:p>/vendor/haocheng/proprietary/data/sounds</text:p>
          </table:table-cell>
          <table:table-cell office:value-type="string">
            <text:p>来电铃声的定义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NOTIFICATION_SOUND</text:p>
          </table:table-cell>
          <table:table-cell office:value-type="string">
            <text:p>/vendor/haocheng/proprietary/data/sounds</text:p>
          </table:table-cell>
          <table:table-cell office:value-type="string">
            <text:p>信息铃声的定义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ALARM_ALERT</text:p>
          </table:table-cell>
          <table:table-cell office:value-type="string">
            <text:p>/vendor/haocheng/proprietary/data/sounds</text:p>
          </table:table-cell>
          <table:table-cell office:value-type="string">
            <text:p>闹钟铃声的定义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SUPPORT_SIMPLE_CLOCK</text:p>
          </table:table-cell>
          <table:table-cell/>
          <table:table-cell office:value-type="string">
            <text:p>是否支持简单的钟表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PRODUCT_MODEL</text:p>
          </table:table-cell>
          <table:table-cell/>
          <table:table-cell office:value-type="string">
            <text:p>关于手机下手机型号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PRODUCT_MANUFACTURER</text:p>
          </table:table-cell>
          <table:table-cell/>
          <table:table-cell office:value-type="string">
            <text:p>手机制造商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PRODUCT_BRAND</text:p>
          </table:table-cell>
          <table:table-cell/>
          <table:table-cell office:value-type="string">
            <text:p>手机品牌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BOOTANIM</text:p>
          </table:table-cell>
          <table:table-cell office:value-type="string">
            <text:p>/vendor/haocheng/proprietary/data/boot-shut</text:p>
          </table:table-cell>
          <table:table-cell office:value-type="string">
            <text:p>开机动画 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BOOTAUDIO</text:p>
          </table:table-cell>
          <table:table-cell office:value-type="string">
            <text:p>/vendor/haocheng/proprietary/data/boot-shut</text:p>
          </table:table-cell>
          <table:table-cell office:value-type="string">
            <text:p>开机声音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SHUTANIM</text:p>
          </table:table-cell>
          <table:table-cell table:style-name="ce2" office:value-type="string">
            <text:p>/vendor/haocheng/proprietary/data/boot-shut</text:p>
          </table:table-cell>
          <table:table-cell office:value-type="string">
            <text:p>关机动画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SHUTAUDIO</text:p>
          </table:table-cell>
          <table:table-cell table:style-name="ce2" office:value-type="string">
            <text:p>/vendor/haocheng/proprietary/data/boot-shut</text:p>
          </table:table-cell>
          <table:table-cell office:value-type="string">
            <text:p>关机动画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TP_GUESTURE_SUPPORT</text:p>
          </table:table-cell>
          <table:table-cell table:style-name="ce2"/>
          <table:table-cell table:style-name="ce4" office:value-type="string">
            <text:p>支持手势体感的开关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BUILD_PRODUCT_NAME</text:p>
          </table:table-cell>
          <table:table-cell table:style-name="ce2" office:value-type="string">
            <text:p>projectconfig.mk文件中HCT_BUILD_PRODUCT_NAME的值</text:p>
          </table:table-cell>
          <table:table-cell office:value-type="string">
            <text:p>工厂模式中的项目名</text:p>
          </table:table-cell>
          <table:table-cell office:value-type="string">
            <text:p>/vendor/haocheng/proprietary/packages/FactoryMode/src/com/mediatek/factorymode/versioninfo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CT_SUPPORT_APPLOCK</text:p>
          </table:table-cell>
          <table:table-cell table:style-name="ce2"/>
          <table:table-cell office:value-type="string">
            <text:p>是否安装app锁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ct_tp_gesture_enable</text:p>
          </table:table-cell>
          <table:table-cell table:style-name="ce2" office:value-type="string">
            <text:p>vendor/haocheng/proprietary/overlays/localization/zh-rCN/frameworks/base/core/res/res/values/hct_config.xml中的值</text:p>
          </table:table-cell>
          <table:table-cell office:value-type="string">
            <text:p>智能唤醒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HCT_GESTURE_SUPPORT_DOOGEE</text:p>
          </table:table-cell>
          <table:table-cell table:style-name="ce2"/>
          <table:table-cell office:value-type="string">
            <text:p>手势（凯威德）</text:p>
          </table:table-cell>
          <table:table-cell table:number-columns-repeated="1020"/>
        </table:table-row>
        <table:table-row table:style-name="ro7">
          <table:table-cell/>
          <table:table-cell office:value-type="string">
            <text:p>HCT_PRODUCT_ADB_ENABLED</text:p>
          </table:table-cell>
          <table:table-cell table:style-name="ce2" office:value-type="string">
            <text:p>ifeq (yes,$(strip $(HCT_PRODUCT_ADB_ENABLED)))</text:p>
            <text:p><text:s text:c="4"/>PRODUCT_PROPERTY_OVERRIDES += \</text:p>
            <text:p><text:s text:c="8"/>persist.service.adb.enable=1</text:p>
            <text:p>Endif</text:p>
          </table:table-cell>
          <table:table-cell office:value-type="string">
            <text:p>Usb调试默认打开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COPY_CUSTOMER_RESOURCE</text:p>
          </table:table-cell>
          <table:table-cell table:style-name="ce2" office:value-type="string">
            <text:p>ifeq (yes,$(strip $(HCT_COPY_CUSTOMER_RESOURCE)))</text:p>
            <text:p><text:s text:c="4"/>PRODUCT_PROPERTY_OVERRIDES += \</text:p>
            <text:p><text:s text:c="8"/>ro.copyfile.persist=1</text:p>
            <text:p>Endif</text:p>
          </table:table-cell>
          <table:table-cell office:value-type="string">
            <text:p>默认资源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PREVENT_SILENT_ADJUST</text:p>
          </table:table-cell>
          <table:table-cell table:style-name="ce2" office:value-type="string">
            <text:p>ifneq (,$(strip $(HCT_PREVENT_SILENT_ADJUST)))</text:p>
            <text:p><text:s text:c="4"/>PRODUCT_PROPERTY_OVERRIDES += \</text:p>
            <text:p><text:s text:c="8"/>ro.prevent.silent.adjust=$(HCT_PREVENT_SILENT_ADJUST)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EXTRA_RINGTONE_SHOW_MORE_RINGTONES</text:p>
          </table:table-cell>
          <table:table-cell table:style-name="ce2" office:value-type="string">
            <text:p>ifeq (yes,$(strip $(HCT_EXTRA_RINGTONE_SHOW_MORE_RINGTONES)))</text:p>
            <text:p><text:s text:c="4"/>PRODUCT_PROPERTY_OVERRIDES += \</text:p>
            <text:p><text:s text:c="8"/>ro.hct_extra_ringtone_show_more=1</text:p>
            <text:p>Endif</text:p>
          </table:table-cell>
          <table:table-cell office:value-type="string">
            <text:p>额外的手机铃声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MULTI_FINGER_GESTURE_SUPPORT</text:p>
          </table:table-cell>
          <table:table-cell table:style-name="ce2" office:value-type="string">
            <text:p>ifeq (yes,$(strip $(HCT_MULTI_FINGER_GESTURE_SUPPORT)))</text:p>
            <text:p><text:s text:c="4"/>PRODUCT_PROPERTY_OVERRIDES += \</text:p>
            <text:p><text:s text:c="8"/>ro.hct_multi_finger_gesture=1</text:p>
            <text:p>endif</text:p>
          </table:table-cell>
          <table:table-cell office:value-type="string">
            <text:p>多指触碰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CONTACTS_SUPPORT</text:p>
          </table:table-cell>
          <table:table-cell table:style-name="ce2" office:value-type="string">
            <text:p>ifeq (yes,$(strip $(HCT_CONTACTS_SUPPORT)))</text:p>
            <text:p><text:s text:c="4"/>PRODUCT_PROPERTY_OVERRIDES += \</text:p>
            <text:p><text:s text:c="8"/>ro.hct_contacts=1</text:p>
            <text:p><text:s text:c="8"/>PRODUCT_PACKAGES += HctContacts</text:p>
          </table:table-cell>
          <table:table-cell office:value-type="string">
            <text:p>联系人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CONTACTS_DISABLE_YELLOW_PAGE</text:p>
          </table:table-cell>
          <table:table-cell table:style-name="ce2" office:value-type="string">
            <text:p>ifeq (yes,$(strip $(HCT_CONTACTS_DISABLE_YELLOW_PAGE)))</text:p>
            <text:p>#do not define yellow page and yellow apk</text:p>
            <text:p>else</text:p>
            <text:p/>
          </table:table-cell>
          <table:table-cell office:value-type="string">
            <text:p>禁用联系人黄页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CONTACTS_ZDWS_YELLOW_PAGE</text:p>
          </table:table-cell>
          <table:table-cell table:style-name="ce3" office:value-type="string">
            <text:p><text:span text:style-name="T1">ifeq (yes,$(strip $(HCT_CONTACTS_ZDWS_YELLOW_PAGE)))</text:span></text:p>
            <text:p><text:span text:style-name="T1"><text:s text:c="8"/></text:span><text:span text:style-name="T1">PRODUCT_PACKAGES += IswDotExp</text:span></text:p>
            <text:p><text:span text:style-name="T1"><text:s text:c="8"/></text:span><text:span text:style-name="T1">PRODUCT_PROPERTY_OVERRIDES += \</text:span></text:p>
            <text:p><text:span text:style-name="T1"><text:s text:c="8"/></text:span><text:span text:style-name="T1">ro.zdws_yellow_page = 1</text:span></text:p>
            <text:p><text:span text:style-name="T1">else</text:span></text:p>
            <text:p><text:span text:style-name="T1"><text:s text:c="8"/></text:span><text:span text:style-name="T1">PRODUCT_PACKAGES += Yellow_hct</text:span></text:p>
            <text:p><text:span text:style-name="T1"><text:s text:c="8"/></text:span><text:span text:style-name="T1">PRODUCT_PROPERTY_OVERRIDES += \</text:span></text:p>
            <text:p><text:span text:style-name="T1"><text:s text:c="8"/></text:span><text:span text:style-name="T1">ro.putao_yellow_page = 1</text:span></text:p>
            <text:p><text:span text:style-name="T1">Endif</text:span></text:p>
          </table:table-cell>
          <table:table-cell office:value-type="string">
            <text:p>显示黄页数据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PHONE_NUMBER_11_MATCH</text:p>
          </table:table-cell>
          <table:table-cell table:style-name="ce2" office:value-type="string">
            <text:p>ifeq (yes,$(strip $(HCT_PHONE_NUMBER_11_MATCH)))</text:p>
            <text:p><text:s text:c="4"/>PRODUCT_PROPERTY_OVERRIDES += \</text:p>
            <text:p><text:s text:c="8"/>ro.hctnum_march11=1</text:p>
            <text:p>Endif</text:p>
          </table:table-cell>
          <table:table-cell office:value-type="string">
            <text:p>11位号码匹配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PHONE_NUMBER_10_MATCH</text:p>
          </table:table-cell>
          <table:table-cell table:style-name="ce2" office:value-type="string">
            <text:p>ifeq (yes,$(strip $(HCT_PHONE_NUMBER_10_MATCH)))</text:p>
            <text:p><text:s text:c="4"/>PRODUCT_PROPERTY_OVERRIDES += \</text:p>
            <text:p><text:s text:c="8"/>ro.hctnum_march10=1</text:p>
            <text:p>Endif</text:p>
          </table:table-cell>
          <table:table-cell office:value-type="string">
            <text:p>10位号码匹配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MUSIC_YIYUN_OPPO</text:p>
          </table:table-cell>
          <table:table-cell table:style-name="ce2" office:value-type="string">
            <text:p>ifeq (yes,$(strip $(HCT_MUSIC_YIYUN_OPPO)))</text:p>
            <text:p><text:s text:c="4"/>PRODUCT_PROPERTY_OVERRIDES += \</text:p>
            <text:p><text:s text:c="8"/>ro.hct_v5music=1</text:p>
            <text:p><text:s text:c="8"/>PRODUCT_PACKAGES += v5music</text:p>
            <text:p>Endif</text:p>
          </table:table-cell>
          <table:table-cell office:value-type="string">
            <text:p>Oppo风格音乐播放器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PRESET_CONTACTS_SUPPORT</text:p>
          </table:table-cell>
          <table:table-cell table:style-name="ce2" office:value-type="string">
            <text:p>ifeq (yes,$(strip $(HCT_PRESET_CONTACTS_SUPPORT)))</text:p>
            <text:p><text:s text:c="4"/>PRODUCT_PROPERTY_OVERRIDES += \</text:p>
            <text:p><text:s text:c="8"/>ro.hct_preset_contacts=1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NO_BROWSER_NAVIGATION</text:p>
          </table:table-cell>
          <table:table-cell table:style-name="ce2" office:value-type="string">
            <text:p>ifeq (yes,$(strip $(HCT_NO_BROWSER_NAVIGATION)))</text:p>
            <text:p><text:s text:c="4"/>PRODUCT_PROPERTY_OVERRIDES += \</text:p>
            <text:p><text:s text:c="8"/>ro.hct_no_browser_navigation=1</text:p>
            <text:p>Endif</text:p>
          </table:table-cell>
          <table:table-cell office:value-type="string">
            <text:p>浏览器没有导航栏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INCOMING_CALL_FLASH</text:p>
          </table:table-cell>
          <table:table-cell table:style-name="ce2" office:value-type="string">
            <text:p>ifeq (yes,$(strip $(HCT_INCOMING_CALL_FLASH)))</text:p>
            <text:p><text:s text:c="4"/>PRODUCT_PROPERTY_OVERRIDES += \</text:p>
            <text:p><text:s text:c="8"/>ro.hct_incoming_flash=1</text:p>
            <text:p>Endif</text:p>
          </table:table-cell>
          <table:table-cell office:value-type="string">
            <text:p>来电时闪光灯闪烁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INGELSCREEN_WALLPAPER</text:p>
          </table:table-cell>
          <table:table-cell table:style-name="ce2" office:value-type="string">
            <text:p>ifeq (yes,$(strip $(HCT_SINGELSCREEN_WALLPAPER)))</text:p>
            <text:p><text:s text:c="4"/>PRODUCT_PROPERTY_OVERRIDES += \</text:p>
            <text:p><text:s text:c="8"/>ro.hct_single_screen = yes</text:p>
            <text:p>Endif</text:p>
          </table:table-cell>
          <table:table-cell office:value-type="string">
            <text:p>壁纸是否支持单屏幕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POWER_SAVE</text:p>
          </table:table-cell>
          <table:table-cell table:style-name="ce2" office:value-type="string">
            <text:p>ifeq (yes,$(strip $(HCT_REMOVE_PHONE_NUMBER_GEODESCRIPTION)))</text:p>
            <text:p><text:s text:c="4"/>PRODUCT_PROPERTY_OVERRIDES += \</text:p>
            <text:p><text:s text:c="8"/>ro.hct_remove_geodescription=1</text:p>
            <text:p>Endif</text:p>
          </table:table-cell>
          <table:table-cell office:value-type="string">
            <text:p>省电功能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HIDE_INCALL_FLOATING</text:p>
          </table:table-cell>
          <table:table-cell table:style-name="ce2" office:value-type="string">
            <text:p>ifeq (yes,$(strip $(HCT_HIDE_INCALL_FLOATING)))</text:p>
            <text:p><text:s text:c="4"/>PRODUCT_PROPERTY_OVERRIDES += \</text:p>
            <text:p><text:s text:c="8"/>ro.hct_hide_incall_floating=1</text:p>
            <text:p>Endif</text:p>
          </table:table-cell>
          <table:table-cell office:value-type="string">
            <text:p>来电是否//隐藏浮动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INGERPRINT_GSL6162</text:p>
          </table:table-cell>
          <table:table-cell table:style-name="ce2" office:value-type="string">
            <text:p>ifeq (yes,$(strip $(HCT_SUPPORT_FINGERPRINT_GSL6162)))</text:p>
            <text:p><text:s text:c="4"/>PRODUCT_PACKAGES += fp \</text:p>
            <text:p><text:s text:c="24"/>libslfpjni</text:p>
            <text:p><text:s text:c="4"/>PRODUCT_PACKAGES += slfpcal \</text:p>
            <text:p><text:s text:c="24"/>libsileadinc_dev</text:p>
            <text:p><text:s text:c="4"/>PRODUCT_PROPERTY_OVERRIDES += \</text:p>
            <text:p><text:s text:c="8"/>ro.hct_fingerprint_gsl6162=1 \</text:p>
            <text:p><text:s text:c="8"/>ro.hct_fingerprint=1</text:p>
            <text:p>Endif</text:p>
          </table:table-cell>
          <table:table-cell office:value-type="string">
            <text:p>指纹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INGERPRINT_NEWSCHIP</text:p>
          </table:table-cell>
          <table:table-cell table:style-name="ce2"/>
          <table:table-cell table:style-name="ce4" office:value-type="string">
            <text:p>指纹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INGERPRINT_SYNOCHIP</text:p>
          </table:table-cell>
          <table:table-cell table:style-name="ce2"/>
          <table:table-cell table:style-name="ce4" office:value-type="string">
            <text:p>指纹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INGERPRINT_SYNOCHIP_OLD</text:p>
          </table:table-cell>
          <table:table-cell table:style-name="ce2"/>
          <table:table-cell office:value-type="string">
            <text:p>指纹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INGERPRINT_GOODIX</text:p>
          </table:table-cell>
          <table:table-cell table:style-name="ce2"/>
          <table:table-cell office:value-type="string">
            <text:p>指纹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INGERPRINT_MADEV</text:p>
          </table:table-cell>
          <table:table-cell table:style-name="ce2"/>
          <table:table-cell office:value-type="string">
            <text:p>指纹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KEYGUARD_DISAPPEAR_ANI</text:p>
          </table:table-cell>
          <table:table-cell table:style-name="ce2" office:value-type="string">
            <text:p>ifeq (yes,$(strip $(HCT_SUPPORT_KEYGUARD_DISAPPEAR_ANI)))</text:p>
            <text:p><text:s text:c="4"/>PRODUCT_PROPERTY_OVERRIDES += \</text:p>
            <text:p><text:s text:c="8"/>ro.hct_keyguard_disappear_ani=1</text:p>
            <text:p>Endif</text:p>
          </table:table-cell>
          <table:table-cell office:value-type="string">
            <text:p>锁屏动画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COOLPAD_FRAMEWORK</text:p>
          </table:table-cell>
          <table:table-cell table:style-name="ce2" office:value-type="string">
            <text:p>ifeq (yes,$(strip $(HCT_COOLPAD_FRAMEWORK)))</text:p>
            <text:p><text:s text:c="4"/>PRODUCT_PROPERTY_OVERRIDES += \</text:p>
            <text:p><text:s text:c="8"/>ro.hct_coolpad_framework=1</text:p>
            <text:p>Endif</text:p>
          </table:table-cell>
          <table:table-cell office:value-type="string">
            <text:p>酷派架构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YSTEM_THEME</text:p>
          </table:table-cell>
          <table:table-cell table:style-name="ce2" office:value-type="string">
            <text:p>ifeq (yes,$(strip $(HCT_SYSTEM_THEME)))</text:p>
            <text:p><text:s text:c="4"/>PRODUCT_PROPERTY_OVERRIDES += \</text:p>
            <text:p><text:s text:c="8"/>ro.hct_system_theme=1</text:p>
            <text:p>Endif</text:p>
          </table:table-cell>
          <table:table-cell office:value-type="string">
            <text:p>系统主题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INGERPRINT_ET300</text:p>
          </table:table-cell>
          <table:table-cell table:style-name="ce2" office:value-type="string">
            <text:p>ifeq (yes,$(strip $(HCT_SUPPORT_FINGERPRINT_ET300)))</text:p>
            <text:p><text:s text:c="4"/>PRODUCT_PROPERTY_OVERRIDES += \</text:p>
            <text:p><text:s text:c="8"/>ro.hct_fingerprint_et300=1 \</text:p>
            <text:p><text:s text:c="8"/>ro.hct_fingerprint=1</text:p>
            <text:p><text:s text:c="4"/>PRODUCT_PACKAGES += FPAuthService</text:p>
            <text:p>Endif</text:p>
          </table:table-cell>
          <table:table-cell table:style-name="ce4" office:value-type="string">
            <text:p>指纹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CDFINGER_PRINT_NEW</text:p>
          </table:table-cell>
          <table:table-cell table:style-name="ce2" office:value-type="string">
            <text:p>ifeq (yes,$(strip $(HCT_CDFINGER_PRINT_NEW)))</text:p>
            <text:p><text:s text:c="4"/>PRODUCT_PROPERTY_OVERRIDES += \</text:p>
            <text:p><text:s text:c="8"/>ro.hct_fingerprint_cdfinger=1</text:p>
            <text:p><text:s text:c="4"/>PRODUCT_PACKAGES += QogirService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SUPPORT_WEATHER_CLOCK_WIDGET</text:p>
          </table:table-cell>
          <table:table-cell table:style-name="ce2" office:value-type="string">
            <text:p>ifeq (yes,$(strip $(HCT_SUPPORT_WEATHER_CLOCK_WIDGET)))</text:p>
            <text:p><text:s text:c="4"/>PRODUCT_PACKAGES += HctWeatherClockWidget</text:p>
            <text:p><text:s text:c="4"/>PRODUCT_PACKAGES += cooeeweather</text:p>
            <text:p>Endif</text:p>
          </table:table-cell>
          <table:table-cell office:value-type="string">
            <text:p>天气时钟小部件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LETTICE_VOICE_WAKUP_SUPPORT</text:p>
          </table:table-cell>
          <table:table-cell table:style-name="ce2" office:value-type="string">
            <text:p>ifeq (yes,$(strip $(HCT_LETTICE_VOICE_WAKUP_SUPPORT)))</text:p>
            <text:p><text:s text:c="4"/>PRODUCT_PACKAGES += VoiceAssistant \</text:p>
            <text:p><text:s text:c="22"/>liblsccVoiceSdk \</text:p>
            <text:p><text:s text:c="22"/>liblsccVoice.default \</text:p>
            <text:p><text:s text:c="22"/>voice_vd</text:p>
            <text:p><text:s text:c="4"/>PRODUCT_PROPERTY_OVERRIDES += \</text:p>
            <text:p><text:s text:c="8"/>ro.hct_voice_wakeup=1</text:p>
            <text:p>Endif</text:p>
          </table:table-cell>
          <table:table-cell office:value-type="string">
            <text:p>语音唤醒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AUTO_BOOT_CONTROL</text:p>
          </table:table-cell>
          <table:table-cell table:style-name="ce2" office:value-type="string">
            <text:p>ifeq (yes,$(strip $(HCT_SUPPORT_AUTO_BOOT_CONTROL)))</text:p>
            <text:p><text:s text:c="4"/>PRODUCT_PROPERTY_OVERRIDES += \</text:p>
            <text:p><text:s text:c="8"/>ro.hct_auto_boot=1</text:p>
            <text:p><text:s text:c="4"/>PRODUCT_PACKAGES += AutoBootControl</text:p>
            <text:p><text:s text:c="4"/>PRODUCT_PACKAGES += autoboot_pre_system.txt</text:p>
            <text:p><text:s text:c="4"/>PRODUCT_PACKAGES += autoboot_pre_data.txt</text:p>
            <text:p>Endif</text:p>
          </table:table-cell>
          <table:table-cell office:value-type="string">
            <text:p>自动开机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APPLOCK</text:p>
          </table:table-cell>
          <table:table-cell table:style-name="ce2" office:value-type="string">
            <text:p>ifeq (yes,$(strip $(HCT_SUPPORT_APPLOCK)))</text:p>
            <text:p><text:s text:c="4"/>PRODUCT_PROPERTY_OVERRIDES += \</text:p>
            <text:p><text:s text:c="8"/>ro.hct_support_applock=1</text:p>
            <text:p><text:s text:c="4"/>PRODUCT_PACKAGES += AppLock</text:p>
            <text:p>Endif</text:p>
          </table:table-cell>
          <table:table-cell office:value-type="string">
            <text:p>软件锁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ALARM_RING_WHEN_MUTE</text:p>
          </table:table-cell>
          <table:table-cell table:style-name="ce2" office:value-type="string">
            <text:p>ifeq (yes,$(strip $(HCT_ALARM_RING_WHEN_MUTE)))</text:p>
            <text:p><text:s text:c="4"/>PRODUCT_PROPERTY_OVERRIDES += \</text:p>
            <text:p><text:s text:c="8"/>ro.hct_alarm_no_mute=1</text:p>
            <text:p>Endif</text:p>
          </table:table-cell>
          <table:table-cell office:value-type="string">
            <text:p>闹钟设置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DEFAULT_FONT_SIZE</text:p>
          </table:table-cell>
          <table:table-cell table:style-name="ce2" office:value-type="string">
            <text:p>ifneq (,$(strip $(HCT_DEFAULT_FONT_SIZE)))</text:p>
            <text:p><text:s text:c="4"/>PRODUCT_PROPERTY_OVERRIDES += \</text:p>
            <text:p><text:s text:c="8"/>ro.hct_default_font_size=$(HCT_DEFAULT_FONT_SIZE)</text:p>
            <text:p>Endif</text:p>
          </table:table-cell>
          <table:table-cell office:value-type="string">
            <text:p>默认字体大小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VIBRATE_STYLE_SETTING</text:p>
          </table:table-cell>
          <table:table-cell table:style-name="ce2" office:value-type="string">
            <text:p>ifeq (yes,$(strip $(HCT_VIBRATE_STYLE_SETTING)))</text:p>
            <text:p><text:s text:c="4"/>PRODUCT_PROPERTY_OVERRIDES += \</text:p>
            <text:p><text:s text:c="8"/>ro.hct_vibrate_time_setting=1</text:p>
            <text:p>Endif</text:p>
          </table:table-cell>
          <table:table-cell table:style-name="ce4" office:value-type="string">
            <text:p>振动风格设置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FACE_DETECTED</text:p>
          </table:table-cell>
          <table:table-cell table:style-name="ce2" office:value-type="string">
            <text:p>ifeq (yes,$(strip $(HCT_FACE_DETECTED)))</text:p>
            <text:p><text:s text:c="4"/>PRODUCT_PROPERTY_OVERRIDES += \</text:p>
            <text:p><text:s text:c="8"/>ro.hct_face_detected=1</text:p>
            <text:p>Endif</text:p>
          </table:table-cell>
          <table:table-cell office:value-type="string">
            <text:p>人脸识别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YSTEMUI_SUPPORT_HALL_SWITCH</text:p>
          </table:table-cell>
          <table:table-cell table:style-name="ce2" office:value-type="string">
            <text:p>ifeq (yes,$(strip $(HCT_SYSTEMUI_SUPPORT_HALL_SWITCH)))</text:p>
            <text:p><text:s text:c="4"/>PRODUCT_PROPERTY_OVERRIDES += \</text:p>
            <text:p><text:s text:c="8"/>ro.hct_hallchange=1</text:p>
            <text:p>Endif</text:p>
          </table:table-cell>
          <table:table-cell office:value-type="string">
            <text:p>皮套设计模式开关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YSTEMUI_SUPPORT_NETWORK_CHANGE</text:p>
          </table:table-cell>
          <table:table-cell table:style-name="ce2" office:value-type="string">
            <text:p>ifeq (yes,$(strip $(HCT_SYSTEMUI_SUPPORT_NETWORK_CHANGE)))</text:p>
            <text:p><text:s text:c="4"/>PRODUCT_PROPERTY_OVERRIDES += \</text:p>
            <text:p><text:s text:c="8"/>ro.hct_networkchange=1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DISPLSY_SIMCARD_NAME</text:p>
          </table:table-cell>
          <table:table-cell table:style-name="ce2" office:value-type="string">
            <text:p>ifeq (yes,$(strip $(HCT_DISPLSY_SIMCARD_NAME)))</text:p>
            <text:p><text:s text:c="4"/>PRODUCT_PROPERTY_OVERRIDES += \</text:p>
            <text:p><text:s text:c="8"/>ro.hct_display_sim_card_name=1</text:p>
            <text:p>Endif</text:p>
          </table:table-cell>
          <table:table-cell office:value-type="string">
            <text:p>显示SIM名字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MINISCREEN</text:p>
          </table:table-cell>
          <table:table-cell table:style-name="ce2" office:value-type="string">
            <text:p>ifeq (yes,$(strip $(HCT_SUPPORT_MINISCREEN)))</text:p>
            <text:p><text:s text:c="4"/>PRODUCT_PROPERTY_OVERRIDES += \</text:p>
            <text:p><text:s text:c="8"/>ro.hct_support_miniscreen=1</text:p>
            <text:p>Endif</text:p>
          </table:table-cell>
          <table:table-cell office:value-type="string">
            <text:p>小屏模式（单手模式）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HUTDOWN_DIALOG</text:p>
          </table:table-cell>
          <table:table-cell table:style-name="ce2" office:value-type="string">
            <text:p>ifeq (yes,$(strip $(HCT_SHUTDOWN_DIALOG)))</text:p>
            <text:p><text:s text:c="4"/>PRODUCT_PROPERTY_OVERRIDES += \</text:p>
            <text:p><text:s text:c="8"/>ro.hct_global_actions=1</text:p>
            <text:p>Endif</text:p>
          </table:table-cell>
          <table:table-cell office:value-type="string">
            <text:p>关机提示对话框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FANTASY_CLOCK_WIDGET</text:p>
          </table:table-cell>
          <table:table-cell table:style-name="ce2" office:value-type="string">
            <text:p>ifeq (yes,$(strip $(HCT_FANTASY_CLOCK_WIDGET)))</text:p>
            <text:p><text:s text:c="2"/>PRODUCT_PACKAGES += HctFinalFantasyClockWidget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SUPPORT_VIDEOPLAYER</text:p>
          </table:table-cell>
          <table:table-cell table:style-name="ce2" office:value-type="string">
            <text:p>ifeq (yes,$(strip $(HCT_SUPPORT_VIDEOPLAYER)))</text:p>
            <text:p><text:s text:c="4"/>PRODUCT_PACKAGES += HctVideoPlayer</text:p>
            <text:p>Endif</text:p>
          </table:table-cell>
          <table:table-cell office:value-type="string">
            <text:p>视频播放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ETTINGS_SUPPORT</text:p>
          </table:table-cell>
          <table:table-cell table:style-name="ce2" office:value-type="string">
            <text:p>ifeq (yes,$(strip $(HCT_SETTINGS_SUPPORT)))</text:p>
            <text:p><text:s text:c="4"/>PRODUCT_PACKAGES += HctSettings</text:p>
            <text:p><text:s text:c="4"/>PRODUCT_PACKAGES += HctSchedulePowerOnOff</text:p>
            <text:p>Endif</text:p>
          </table:table-cell>
          <table:table-cell office:value-type="string">
            <text:p>设置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LAUNCHER3_MU</text:p>
          </table:table-cell>
          <table:table-cell table:style-name="ce2" office:value-type="string">
            <text:p>ifeq (yes,$(strip $(HCT_LAUNCHER3_MU)))</text:p>
            <text:p><text:s text:c="4"/>PRODUCT_PACKAGES += HctLauncher3Mu</text:p>
            <text:p>Endif</text:p>
          </table:table-cell>
          <table:table-cell office:value-type="string">
            <text:p>小米开机桌面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LAUNCHER3_OUT</text:p>
          </table:table-cell>
          <table:table-cell table:style-name="ce2" office:value-type="string">
            <text:p>ifeq (yes,$(strip $(HCT_LAUNCHER3_OUT)))</text:p>
            <text:p><text:s text:c="4"/>PRODUCT_PACKAGES += HctLauncher3Out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LAUNCHER3_CTS</text:p>
          </table:table-cell>
          <table:table-cell table:style-name="ce2" office:value-type="string">
            <text:p>ifeq (yes,$(strip $(HCT_LAUNCHER3_CTS)))</text:p>
            <text:p><text:s text:c="4"/>PRODUCT_PACKAGES += Launcher3CTS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LOCK_SCREEN_XIAOMI</text:p>
          </table:table-cell>
          <table:table-cell table:style-name="ce2" office:value-type="string">
            <text:p>ifeq (yes,$(strip $(HCT_LOCK_SCREEN_XIAOMI)))</text:p>
            <text:p><text:s text:c="2"/>PRODUCT_PACKAGES += HctLockScreenXiaoMi</text:p>
            <text:p>Endif</text:p>
          </table:table-cell>
          <table:table-cell office:value-type="string">
            <text:p>小米锁屏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WALLPAPERCHOOSER_SUPPORT</text:p>
          </table:table-cell>
          <table:table-cell table:style-name="ce2" office:value-type="string">
            <text:p>ifeq (yes,$(strip $(HCT_WALLPAPERCHOOSER_SUPPORT)))</text:p>
            <text:p><text:s text:c="4"/>PRODUCT_PACKAGES += HctWallpaperChooser</text:p>
            <text:p>Endif</text:p>
          </table:table-cell>
          <table:table-cell office:value-type="string">
            <text:p>选择壁纸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GALLERY_SUPPORT</text:p>
          </table:table-cell>
          <table:table-cell table:style-name="ce2" office:value-type="string">
            <text:p>ifeq (yes,$(strip $(HCT_GALLERY_SUPPORT)))</text:p>
            <text:p><text:s text:c="4"/>PRODUCT_PACKAGES += HctGallery</text:p>
            <text:p>Else</text:p>
          </table:table-cell>
          <table:table-cell office:value-type="string">
            <text:p>相册设置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MMS_SUPPORT</text:p>
          </table:table-cell>
          <table:table-cell table:style-name="ce2" office:value-type="string">
            <text:p>ifeq (yes,$(strip $(HCT_MMS_SUPPORT)))</text:p>
            <text:p><text:s text:c="4"/>PRODUCT_PACKAGES += HctMms</text:p>
            <text:p>Endif</text:p>
          </table:table-cell>
          <table:table-cell office:value-type="string">
            <text:p>彩信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TORCH_SUPPORT</text:p>
          </table:table-cell>
          <table:table-cell table:style-name="ce2" office:value-type="string">
            <text:p>ifeq (yes,$(strip $(HCT_TORCH_SUPPORT)))</text:p>
            <text:p><text:s text:c="2"/>PRODUCT_PACKAGES += HctTorch</text:p>
            <text:p>Endif</text:p>
          </table:table-cell>
          <table:table-cell office:value-type="string">
            <text:p>手电筒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THEME_SHOW</text:p>
          </table:table-cell>
          <table:table-cell table:style-name="ce2" office:value-type="string">
            <text:p>ifeq (yes,$(strip $(HCT_THEME_SHOW)))</text:p>
            <text:p><text:s text:c="2"/>PRODUCT_PACKAGES += HctThemeShow</text:p>
            <text:p>Endif</text:p>
          </table:table-cell>
          <table:table-cell office:value-type="string">
            <text:p>桌面主题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THEME_RES_ANDROID</text:p>
          </table:table-cell>
          <table:table-cell table:style-name="ce2" office:value-type="string">
            <text:p>ifeq (yes,$(strip $(THEME_RES_ANDROID)))</text:p>
            <text:p><text:s text:c="2"/>PRODUCT_PACKAGES += theme-res-Android</text:p>
            <text:p>Endif</text:p>
          </table:table-cell>
          <table:table-cell office:value-type="string">
            <text:p>Android主题资源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THEME_RES_COLORFUL</text:p>
          </table:table-cell>
          <table:table-cell table:style-name="ce2" office:value-type="string">
            <text:p>ifeq (yes,$(strip $(THEME_RES_COLORFUL)))</text:p>
            <text:p><text:s text:c="2"/>PRODUCT_PACKAGES += theme-res-Colorful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WHITE_LIST</text:p>
          </table:table-cell>
          <table:table-cell table:style-name="ce2" office:value-type="string">
            <text:p>ifeq (yes,$(strip $(HCT_WHITE_LIST)))</text:p>
            <text:p><text:s text:c="4"/>PRODUCT_PROPERTY_OVERRIDES += \</text:p>
            <text:p><text:s text:c="8"/>ro.hct_white_list=1</text:p>
            <text:p>Endif</text:p>
          </table:table-cell>
          <table:table-cell office:value-type="string">
            <text:p>白名单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FILEEXPLORER_SUPPORT</text:p>
          </table:table-cell>
          <table:table-cell table:style-name="ce2" office:value-type="string">
            <text:p>ifeq (yes,$(strip $(HCT_FILEEXPLORER_SUPPORT)))</text:p>
            <text:p><text:s text:c="4"/>PRODUCT_PACKAGES += HctFileExplorer</text:p>
            <text:p>Endif</text:p>
          </table:table-cell>
          <table:table-cell office:value-type="string">
            <text:p>文件管理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FLOATVIEW</text:p>
          </table:table-cell>
          <table:table-cell table:style-name="ce2" office:value-type="string">
            <text:p>ifeq (yes,$(strip $(HCT_FLOATVIEW)))</text:p>
            <text:p><text:s text:c="4"/>PRODUCT_PACKAGES += HctFloatView</text:p>
            <text:p><text:s text:c="4"/>PRODUCT_PROPERTY_OVERRIDES += \</text:p>
            <text:p><text:s text:c="8"/>ro.hct_floatview=1</text:p>
            <text:p>Endif</text:p>
          </table:table-cell>
          <table:table-cell office:value-type="string">
            <text:p>浮动窗口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NAVIGATION_BAR</text:p>
          </table:table-cell>
          <table:table-cell table:style-name="ce2" office:value-type="string">
            <text:p>ifeq (yes,$(strip $(HCT_NAVIGATION_BAR)))</text:p>
            <text:p><text:s text:c="4"/>PRODUCT_PROPERTY_OVERRIDES += \</text:p>
            <text:p><text:s text:c="8"/>ro.hct_navigationbar=1 <text:s/>\</text:p>
            <text:p><text:s text:c="8"/>ro.hct_lcmwidth=$(LCM_WIDTH) \</text:p>
            <text:p><text:s text:c="8"/>ro.hct_lcmheight=$(LCM_HEIGHT)</text:p>
            <text:p>Endif</text:p>
          </table:table-cell>
          <table:table-cell table:style-name="ce4" office:value-type="string">
            <text:p>导航栏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T935_KAZAM_CUSTMIZE</text:p>
          </table:table-cell>
          <table:table-cell table:style-name="ce2" office:value-type="string">
            <text:p>ifeq (yes,$(strip $(HCT_T935_KAZAM_CUSTMIZE)))</text:p>
            <text:p><text:s text:c="4"/>PRODUCT_PROPERTY_OVERRIDES += \</text:p>
            <text:p><text:s text:c="8"/>ro.hct_kazam_custmize=1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ASK_SEARCH</text:p>
          </table:table-cell>
          <table:table-cell table:style-name="ce2" office:value-type="string">
            <text:p>ifeq (yes,$(strip $(HCT_ASK_SEARCH)))</text:p>
            <text:p><text:s text:c="4"/>PRODUCT_PROPERTY_OVERRIDES += \</text:p>
            <text:p><text:s text:c="8"/>ro.hct_ask_search=1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PHONE_NUMBER_GEODESCRIPTION</text:p>
          </table:table-cell>
          <table:table-cell table:style-name="ce2" office:value-type="string">
            <text:p>ifeq (yes,$(strip $(HCT_PHONE_NUMBER_GEODESCRIPTION)))</text:p>
            <text:p><text:s text:c="4"/>PRODUCT_PACKAGES += PT_IndependentData</text:p>
            <text:p><text:s text:c="4"/>PRODUCT_PROPERTY_OVERRIDES += \</text:p>
            <text:p><text:s text:c="8"/>ro.hct_geodescription=1</text:p>
            <text:p>Endif</text:p>
          </table:table-cell>
          <table:table-cell office:value-type="string">
            <text:p>来电归属地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MODIFY_FOR_CTS</text:p>
          </table:table-cell>
          <table:table-cell table:style-name="ce2" office:value-type="string">
            <text:p>ifeq (yes,$(strip $(HCT_MODIFY_FOR_CTS)))</text:p>
            <text:p><text:s text:c="4"/>PRODUCT_PROPERTY_OVERRIDES += \</text:p>
            <text:p><text:s text:c="8"/>ro.hct_cts_modify=1</text:p>
            <text:p>Endif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HCT_SUPPORT_INTL_ROAMING</text:p>
          </table:table-cell>
          <table:table-cell table:style-name="ce2" office:value-type="string">
            <text:p>ifeq (yes,$(strip $(HCT_SUPPORT_INTL_ROAMING)))</text:p>
            <text:p><text:s text:c="4"/>PRODUCT_PROPERTY_OVERRIDES += \</text:p>
            <text:p><text:s text:c="8"/>ro.hct_intl_roaming=1</text:p>
            <text:p>Endif</text:p>
          </table:table-cell>
          <table:table-cell office:value-type="string">
            <text:p>国际漫游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WEATHER_WIDGETS_HW4X1</text:p>
          </table:table-cell>
          <table:table-cell table:style-name="ce2" office:value-type="string">
            <text:p>ifeq (yes,$(strip $(HCT_WEATHER_WIDGETS_HW4X1)))</text:p>
            <text:p><text:s text:c="4"/>PRODUCT_PACKAGES += HctWeatherWidget cooeeweather</text:p>
            <text:p><text:s text:c="4"/>PRODUCT_PROPERTY_OVERRIDES += \</text:p>
            <text:p><text:s text:c="8"/>ro.hct_weatherwgt=1</text:p>
            <text:p>Endif</text:p>
          </table:table-cell>
          <table:table-cell office:value-type="string">
            <text:p>天气桌面小部件 4*1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MUSIC_WIDGETS_HW_2X1</text:p>
          </table:table-cell>
          <table:table-cell table:style-name="ce2" office:value-type="string">
            <text:p>ifeq (yes,$(strip $(HCT_MUSIC_WIDGETS_HW_2X1)))</text:p>
            <text:p><text:s text:c="4"/>PRODUCT_PACKAGES += HctMusicWidget</text:p>
            <text:p><text:s text:c="4"/>PRODUCT_PROPERTY_OVERRIDES += \</text:p>
            <text:p><text:s text:c="8"/>ro.hct_musicwgt=1</text:p>
            <text:p>Endif</text:p>
          </table:table-cell>
          <table:table-cell office:value-type="string">
            <text:p>音乐播放器桌面部件 2*1 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BLACK_NUMBER_LIST</text:p>
          </table:table-cell>
          <table:table-cell table:style-name="ce2" office:value-type="string">
            <text:p>ifeq (yes,$(strip $(HCT_BLACK_NUMBER_LIST)))</text:p>
            <text:p><text:s text:c="4"/>PRODUCT_PACKAGES += HctBlackNumberList</text:p>
            <text:p><text:s text:c="4"/>PRODUCT_PROPERTY_OVERRIDES += \</text:p>
            <text:p><text:s text:c="8"/>ro.hct_black_list=1</text:p>
            <text:p>Endif</text:p>
          </table:table-cell>
          <table:table-cell office:value-type="string">
            <text:p>手机黑名单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DISABLE_HCT_PINYIN</text:p>
          </table:table-cell>
          <table:table-cell table:style-name="ce2" office:value-type="string">
            <text:p>ifeq (yes,$(strip $(HCT_DISABLE_HCT_PINYIN)))</text:p>
            <text:p><text:s text:c="4"/>PRODUCT_PROPERTY_OVERRIDES += \</text:p>
            <text:p><text:s text:c="8"/>ro.disable_hct_pinyin=1</text:p>
            <text:p>Endif</text:p>
          </table:table-cell>
          <table:table-cell office:value-type="string">
            <text:p>启用hct拼音输入法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PS_GUESTURE_SUPPORT</text:p>
          </table:table-cell>
          <table:table-cell table:style-name="ce2" office:value-type="string">
            <text:p>ifeq (yes,$(strip $(HCT_PS_GUESTURE_SUPPORT)))</text:p>
            <text:p><text:s text:c="4"/>PRODUCT_PACKAGES += hct_ps_guesture_open hct_ps_guesture_close</text:p>
            <text:p><text:s text:c="4"/>PRODUCT_PROPERTY_OVERRIDES += \</text:p>
            <text:p><text:s text:c="8"/>ro.hct_ps_guest=1</text:p>
            <text:p>Endif</text:p>
          </table:table-cell>
          <table:table-cell office:value-type="string">
            <text:p>手势感应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UPPORT_FASTCAMERA_QUICKSTART</text:p>
          </table:table-cell>
          <table:table-cell table:style-name="ce2" office:value-type="string">
            <text:p>ifeq (yes,$(strip $(HCT_SUPPORT_FASTCAMERA_QUICKSTART)))</text:p>
            <text:p><text:s text:c="4"/>PRODUCT_PROPERTY_OVERRIDES += \</text:p>
            <text:p><text:s text:c="8"/>ro.hct_fastcamera=1</text:p>
            <text:p><text:s text:c="4"/>PRODUCT_PACKAGES += FastCamera</text:p>
            <text:p>Endif</text:p>
          </table:table-cell>
          <table:table-cell office:value-type="string">
            <text:p>快度启动相机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HCT_SYSTEMUI_CLEARMEMORY</text:p>
          </table:table-cell>
          <table:table-cell table:style-name="ce2" office:value-type="string">
            <text:p>ifeq (yes,$(strip $(HCT_SYSTEMUI_CLEARMEMORY)))</text:p>
            <text:p><text:s text:c="2"/>PRODUCT_PROPERTY_OVERRIDES += \</text:p>
            <text:p><text:s text:c="8"/>ro.hct_systemui_memory=1</text:p>
            <text:p>Endif</text:p>
          </table:table-cell>
          <table:table-cell office:value-type="string">
            <text:p>清理内存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GANGYUN_CAMERA_BEAUTY</text:p>
          </table:table-cell>
          <table:table-cell table:style-name="ce2" office:value-type="string">
            <text:p>ifeq (yes,$(strip $(GANGYUN_CAMERA_BEAUTY)))</text:p>
            <text:p><text:s text:c="4"/>PRODUCT_PROPERTY_OVERRIDES += \</text:p>
            <text:p><text:s text:c="8"/>ro.hct_gangyun_camera_beauty=1</text:p>
          </table:table-cell>
          <table:table-cell office:value-type="string">
            <text:p>美颜相机</text:p>
          </table:table-cell>
          <table:table-cell table:number-columns-repeated="1020"/>
        </table:table-row>
        <table:table-row table:style-name="ro3" table:number-rows-repeated="1048472">
          <table:table-cell table:number-columns-repeated="1024"/>
        </table:table-row>
        <table:table-row table:style-name="ro9" table:number-rows-repeated="1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工作表2" table:style-name="ta1">
        <table:table-column table:style-name="co1" table:default-cell-style-name="Default"/>
        <table:table-row table:style-name="ro2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工作表1.A1:工作表1.E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正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38:11</meta:creation-date>
    <dc:date>2016-03-15T19:27:14</dc:date>
    <meta:editing-duration>P5DT2H52M23S</meta:editing-duration>
    <meta:editing-cycles>15</meta:editing-cycles>
    <meta:generator>LibreOffice/3.5$Linux_X86_64 LibreOffice_project/350m1$Build-2</meta:generator>
    <meta:document-statistic meta:table-count="3" meta:cell-count="264" meta:object-count="0"/>
  </office:meta>
</office:document-meta>
</file>